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432ABF00101816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3.178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xml:id="id2" draw:id="id2" draw:layer="layout" svg:width="5.3cm" svg:height="5.293cm" svg:x="10.3cm" svg:y="11cm">
          <draw:image xlink:href="Pictures/10000201000001330000014E432ABF001018163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dministrador <text:s text:c="6"/></text:p>
          </draw:image>
        </draw:frame>
        <draw:custom-shape draw:style-name="gr2" draw:text-style-name="P1" xml:id="id1" draw:id="id1" draw:layer="layout" svg:width="5.2cm" svg:height="3.8cm" svg:x="7.2cm" svg:y="2.2cm">
          <text:p text:style-name="P1">Crear</text:p>
          <text:p text:style-name="P1">Administr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2cm" svg:height="3.8cm" svg:x="14cm" svg:y="2.2cm">
          <text:p text:style-name="P1">Crear</text:p>
          <text:p text:style-name="P1">Usu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8cm" svg:x="19cm" svg:y="7.1cm">
          <text:p text:style-name="P1">Listar </text:p>
          <text:p text:style-name="P1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2cm" svg:height="3.8cm" svg:x="19cm" svg:y="14.5cm">
          <text:p text:style-name="P1">Bloquear</text:p>
          <text:p text:style-name="P1">Usu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8cm" svg:y1="6cm" svg:x2="12.95cm" svg:y2="11cm" draw:start-shape="id1" draw:start-glue-point="8" draw:end-shape="id2" svg:d="M9800 6000v2501h3150v2499" svg:viewBox="0 0 3151 5001">
          <text:p/>
        </draw:connector>
        <draw:connector draw:style-name="gr3" draw:text-style-name="P1" draw:layer="layout" svg:x1="15.6cm" svg:y1="13.646cm" svg:x2="21.6cm" svg:y2="10.9cm" draw:start-shape="id2" draw:start-glue-point="1" draw:end-shape="id3" draw:end-glue-point="8" svg:d="M15600 13646h6000v-2746" svg:viewBox="0 0 6001 2747">
          <text:p/>
        </draw:connector>
        <draw:connector draw:style-name="gr3" draw:text-style-name="P1" draw:layer="layout" svg:x1="15.6cm" svg:y1="13.646cm" svg:x2="21.6cm" svg:y2="14.5cm" draw:start-shape="id2" draw:start-glue-point="1" draw:end-shape="id4" draw:end-glue-point="4" svg:d="M15600 13646h6000v854" svg:viewBox="0 0 6001 855">
          <text:p/>
        </draw:connector>
        <draw:connector draw:style-name="gr3" draw:text-style-name="P1" draw:layer="layout" svg:x1="12.95cm" svg:y1="11cm" svg:x2="16.6cm" svg:y2="6cm" draw:start-shape="id2" draw:start-glue-point="0" draw:end-shape="id5" draw:end-glue-point="8" svg:d="M12950 11000v-2499h3650v-2501" svg:viewBox="0 0 3651 5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09:11:08.902825602</meta:creation-date>
    <dc:date>2017-04-04T09:26:15.787621520</dc:date>
    <meta:editing-duration>PT6M34S</meta:editing-duration>
    <meta:editing-cycles>2</meta:editing-cycles>
    <meta:generator>LibreOffice/5.1.6.2$Linux_X86_64 LibreOffice_project/10m0$Build-2</meta:generator>
    <meta:document-statistic meta:object-count="9"/>
  </office:meta>
</office:document-meta>
</file>